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st = données à la place d'actions</text:p>
      <text:p text:style-name="Standard"/>
      <text:p text:style-name="Standard">6 regles :</text:p>
      <text:p text:style-name="Standard"/>
      <text:p text:style-name="Standard">-interface uniforme : utiliser les méthodes http (get,post,put,delete,...), utiliser des uri, réponses http</text:p>
      <text:p text:style-name="Standard">-sans état: le serveur ne peut pas contenir un statut pour le client (session) chaque requete permet d'autentifier l'utilisateur</text:p>
      <text:p text:style-name="Standard">-client serveur : le client n'a pas un accès direct aux ressources ou a la base de données</text:p>
      <text:p text:style-name="Standard">-mise en cache : les réponses peuvent être mise en cache</text:p>
      <text:p text:style-name="Standard">-système de couche : le client ne dialogue qu'avec une couche sans connaissance du reste</text:p>
      <text:p text:style-name="Standard">-code à la demande (optionnel) : le serveur peut temporairement donner de la logique au cli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astien </meta:initial-creator>
    <meta:creation-date>2018-10-24T22:14:30.18</meta:creation-date>
    <dc:date>2018-10-24T22:29:23.70</dc:date>
    <dc:creator>bastien </dc:creator>
    <meta:editing-duration>PT14M53S</meta:editing-duration>
    <meta:editing-cycles>2</meta:editing-cycles>
    <meta:generator>OpenOffice/4.1.0$Win32 OpenOffice.org_project/410m18$Build-9764</meta:generator>
    <meta:document-statistic meta:table-count="0" meta:image-count="0" meta:object-count="0" meta:page-count="1" meta:paragraph-count="8" meta:word-count="102" meta:character-count="608"/>
  </office:meta>
</office:document-meta>
</file>